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5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C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FF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40404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404040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CC00C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99FF66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B05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3399F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9933F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C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C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FF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number-columns-repeated="1019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LOT 1 (3)</text:p>
          </table:table-cell>
          <table:table-cell office:value-type="string" table:style-name="ce2">
            <text:p>SLOT 2 (5)</text:p>
          </table:table-cell>
          <table:table-cell office:value-type="string" table:style-name="ce2">
            <text:p>SLOT 3 (3)</text:p>
          </table:table-cell>
          <table:table-cell office:value-type="string" table:style-name="ce2">
            <text:p>SLOT 4 (4)</text:p>
          </table:table-cell>
          <table:table-cell table:number-columns-repeated="16380"/>
        </table:table-row>
        <table:table-row table:style-name="ro2">
          <table:table-cell table:style-name="ce11"/>
          <table:table-cell office:value-type="string" table:style-name="ce12">
            <text:p>ldh<text:s/><text:span text:style-name="T2">r5,</text:span><text:s/>4(r2)</text:p>
          </table:table-cell>
          <table:table-cell table:number-columns-repeated="2" table:style-name="ce11"/>
          <table:table-cell table:number-columns-repeated="16380"/>
        </table:table-row>
        <table:table-row table:style-name="ro2">
          <table:table-cell table:style-name="ce11"/>
          <table:table-cell office:value-type="string" table:style-name="ce12">
            <text:p>ldh<text:span text:style-name="T3"><text:s/></text:span><text:span text:style-name="T2">r8,</text:span><text:s/>10(r2)</text:p>
          </table:table-cell>
          <table:table-cell table:number-columns-repeated="2" table:style-name="ce11"/>
          <table:table-cell table:number-columns-repeated="16380"/>
        </table:table-row>
        <table:table-row table:style-name="ro2">
          <table:table-cell table:style-name="ce11"/>
          <table:table-cell office:value-type="string" table:style-name="ce12">
            <text:p>ldh<text:s/><text:span text:style-name="T2">r4,</text:span><text:s/>2(r2)</text:p>
          </table:table-cell>
          <table:table-cell table:number-columns-repeated="2" table:style-name="ce11"/>
          <table:table-cell table:number-columns-repeated="16380"/>
        </table:table-row>
        <table:table-row table:style-name="ro2">
          <table:table-cell table:style-name="ce11"/>
          <table:table-cell office:value-type="string" table:style-name="ce12">
            <text:p>ldh<text:s/><text:span text:style-name="T2">r9,</text:span><text:s/>12(r2)</text:p>
          </table:table-cell>
          <table:table-cell table:number-columns-repeated="2" table:style-name="ce11"/>
          <table:table-cell table:number-columns-repeated="16380"/>
        </table:table-row>
        <table:table-row table:style-name="ro2">
          <table:table-cell table:style-name="ce11"/>
          <table:table-cell office:value-type="string" table:style-name="ce12">
            <text:p>ldh<text:s/><text:span text:style-name="T2">r3,</text:span><text:s/>0(r2)</text:p>
          </table:table-cell>
          <table:table-cell table:number-columns-repeated="2" table:style-name="ce11"/>
          <table:table-cell table:number-columns-repeated="16380"/>
        </table:table-row>
        <table:table-row table:style-name="ro2">
          <table:table-cell office:value-type="string" table:style-name="ce12">
            <text:p>add<text:s/><text:span text:style-name="T4">r13,</text:span><text:s/><text:span text:style-name="T2">r5,</text:span><text:s/><text:span text:style-name="T2">r8</text:span></text:p>
          </table:table-cell>
          <table:table-cell office:value-type="string" table:style-name="ce12">
            <text:p>ldh<text:span text:style-name="T5"><text:s/></text:span><text:span text:style-name="T2">r10,</text:span><text:s/>14(r2)</text:p>
          </table:table-cell>
          <table:table-cell office:value-type="string" table:style-name="ce12">
            <text:p>sub<text:s/><text:span text:style-name="T4">r16,</text:span><text:s/><text:span text:style-name="T2">r5,</text:span><text:s/><text:span text:style-name="T2">r8</text:span></text:p>
          </table:table-cell>
          <table:table-cell table:style-name="ce11"/>
          <table:table-cell table:number-columns-repeated="16380"/>
        </table:table-row>
        <table:table-row table:style-name="ro2">
          <table:table-cell table:style-name="ce11"/>
          <table:table-cell office:value-type="string" table:style-name="ce12">
            <text:p>ldh<text:s/><text:span text:style-name="T2">r6,</text:span><text:s/>6(r2)</text:p>
          </table:table-cell>
          <table:table-cell table:number-columns-repeated="2" table:style-name="ce11"/>
          <table:table-cell table:number-columns-repeated="16380"/>
        </table:table-row>
        <table:table-row table:style-name="ro2">
          <table:table-cell office:value-type="string" table:style-name="ce12">
            <text:p>add<text:s/><text:span text:style-name="T4">r12,</text:span><text:s/><text:span text:style-name="T2">r4,</text:span><text:span text:style-name="T5"><text:s/></text:span><text:span text:style-name="T2">r9</text:span></text:p>
          </table:table-cell>
          <table:table-cell office:value-type="string" table:style-name="ce12">
            <text:p>ldh<text:s/><text:span text:style-name="T2">r7,</text:span><text:s/>8(r2)</text:p>
          </table:table-cell>
          <table:table-cell office:value-type="string" table:style-name="ce12">
            <text:p>sub<text:s/><text:span text:style-name="T4">r17,</text:span><text:s/><text:span text:style-name="T2">r4,</text:span><text:s/><text:span text:style-name="T2">r9</text:span></text:p>
          </table:table-cell>
          <table:table-cell table:style-name="ce11"/>
          <table:table-cell table:number-columns-repeated="16380"/>
        </table:table-row>
        <table:table-row table:style-name="ro2">
          <table:table-cell table:style-name="ce11"/>
          <table:table-cell office:value-type="string" table:style-name="ce12">
            <text:p>ldh<text:s/><text:span text:style-name="T6">r27,</text:span><text:s/>C4(r0)</text:p>
          </table:table-cell>
          <table:table-cell table:number-columns-repeated="2" table:style-name="ce11"/>
          <table:table-cell table:number-columns-repeated="16380"/>
        </table:table-row>
        <table:table-row table:style-name="ro2">
          <table:table-cell office:value-type="string" table:style-name="ce12">
            <text:p>add<text:s/><text:span text:style-name="T4">r11,</text:span><text:s/><text:span text:style-name="T2">r3,</text:span><text:s/><text:span text:style-name="T2">r10</text:span></text:p>
          </table:table-cell>
          <table:table-cell office:value-type="string" table:style-name="ce12">
            <text:p>ldh<text:s/><text:span text:style-name="T6">r25,</text:span><text:s/>C2(r0)</text:p>
          </table:table-cell>
          <table:table-cell office:value-type="string" table:style-name="ce13">
            <text:p>sub<text:s/><text:span text:style-name="T4">r18,</text:span><text:s/><text:span text:style-name="T2">r3,</text:span><text:s/><text:span text:style-name="T2">r10</text:span>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string" table:style-name="ce14">
            <text:p>sub<text:s/><text:span text:style-name="T3">r8,</text:span><text:s/><text:span text:style-name="T4">r17,</text:span><text:s/><text:span text:style-name="T4">r16</text:span></text:p>
          </table:table-cell>
          <table:table-cell office:value-type="string" table:style-name="ce12">
            <text:p>ldh<text:s/><text:span text:style-name="T6">r26,</text:span><text:s/>C3(r0)</text:p>
          </table:table-cell>
          <table:table-cell office:value-type="string" table:style-name="ce14">
            <text:p>add<text:s/><text:span text:style-name="T3">r9,</text:span><text:s/><text:span text:style-name="T4">r17,</text:span><text:span text:style-name="T7"><text:s/></text:span><text:span text:style-name="T4">r16</text:span>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string" table:style-name="ce12">
            <text:p>add<text:s/><text:span text:style-name="T4">r14,</text:span><text:s/><text:span text:style-name="T2">r6,</text:span><text:s/><text:span text:style-name="T2">r7</text:span></text:p>
          </table:table-cell>
          <table:table-cell office:value-type="string" table:style-name="ce12">
            <text:p>ldh<text:s/><text:span text:style-name="T6">r24,</text:span><text:s/>C1(r0)</text:p>
          </table:table-cell>
          <table:table-cell office:value-type="string" table:style-name="ce12">
            <text:p>sub<text:span text:style-name="T4"><text:s/>r15,</text:span><text:s/><text:span text:style-name="T2">r6,</text:span><text:s/><text:span text:style-name="T2">r7</text:span>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string" table:style-name="ce14">
            <text:p>sub<text:s/><text:span text:style-name="T2">r5,</text:span><text:s/><text:span text:style-name="T4">r12,</text:span><text:span text:style-name="T8"><text:s/></text:span><text:span text:style-name="T4">r13</text:span></text:p>
          </table:table-cell>
          <table:table-cell office:value-type="string" table:style-name="ce12">
            <text:p>ldh<text:s/><text:span text:style-name="T6">r28,</text:span><text:s/>C5(r0)</text:p>
          </table:table-cell>
          <table:table-cell office:value-type="string" table:style-name="ce14">
            <text:p>add<text:s/><text:span text:style-name="T2">r4,</text:span><text:s/><text:span text:style-name="T4">r12,</text:span><text:s/><text:span text:style-name="T4">r13</text:span></text:p>
          </table:table-cell>
          <table:table-cell office:value-type="string" table:style-name="ce14">
            <text:p>mul<text:s/><text:span text:style-name="T2">r8,</text:span><text:s/><text:span text:style-name="T3">r8,</text:span><text:s/><text:span text:style-name="T6">r27</text:span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slli<text:s/><text:span text:style-name="T2">r7,</text:span><text:s/><text:span text:style-name="T4">r15,</text:span><text:s/>14</text:p>
          </table:table-cell>
          <table:table-cell office:value-type="string" table:style-name="ce12">
            <text:p>ldh<text:s/><text:span text:style-name="T6">r29,</text:span><text:s/>C6(r0)</text:p>
          </table:table-cell>
          <table:table-cell office:value-type="string" table:style-name="ce15">
            <text:p>slli<text:s/><text:span text:style-name="T2">r10,</text:span><text:s/><text:span text:style-name="T4">r18,</text:span><text:s/>14</text:p>
          </table:table-cell>
          <table:table-cell office:value-type="string" table:style-name="ce14">
            <text:p>mul<text:s/><text:span text:style-name="T2">r9,</text:span><text:s/><text:span text:style-name="T3">r9,</text:span><text:s/><text:span text:style-name="T6">r27</text:span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add<text:s/><text:span text:style-name="T2">r3,</text:span><text:s/><text:span text:style-name="T4">r11,</text:span><text:s/><text:span text:style-name="T4">r14</text:span></text:p>
          </table:table-cell>
          <table:table-cell office:value-type="string" table:style-name="ce12">
            <text:p>ldh<text:s/><text:span text:style-name="T6">r30,</text:span><text:s/>C7(r0)</text:p>
          </table:table-cell>
          <table:table-cell office:value-type="string" table:style-name="ce14">
            <text:p>sub<text:s/><text:span text:style-name="T2">r6,</text:span><text:s/><text:span text:style-name="T4">r11 ,</text:span><text:s/><text:span text:style-name="T4">r14</text:span></text:p>
          </table:table-cell>
          <table:table-cell office:value-type="string" table:style-name="ce16">
            <text:p>mul<text:s/><text:span text:style-name="T4">r20,</text:span><text:s/><text:span text:style-name="T2">r5,</text:span><text:s/><text:span text:style-name="T6">r29</text:span></text:p>
          </table:table-cell>
          <table:table-cell table:number-columns-repeated="16380"/>
        </table:table-row>
        <table:table-row table:style-name="ro2">
          <table:table-cell office:value-type="string" table:style-name="ce16">
            <text:p>add<text:s/><text:span text:style-name="T4">r15,</text:span><text:s/><text:span text:style-name="T2">r7,</text:span><text:s/><text:span text:style-name="T2">r8</text:span></text:p>
          </table:table-cell>
          <table:table-cell table:style-name="ce11"/>
          <table:table-cell office:value-type="string" table:style-name="ce16">
            <text:p>sub<text:s/><text:span text:style-name="T4">r16,</text:span><text:s/><text:span text:style-name="T2">r7,</text:span><text:s/><text:span text:style-name="T2">r8</text:span></text:p>
          </table:table-cell>
          <table:table-cell office:value-type="string" table:style-name="ce16">
            <text:p>mul<text:s/><text:span text:style-name="T4">r14,</text:span><text:s/><text:span text:style-name="T2">r5,</text:span><text:s/><text:span text:style-name="T6">r25</text:span></text:p>
          </table:table-cell>
          <table:table-cell table:number-columns-repeated="16380"/>
        </table:table-row>
        <table:table-row table:style-name="ro2">
          <table:table-cell office:value-type="string" table:style-name="ce16">
            <text:p>add<text:s/><text:span text:style-name="T4">r11,</text:span><text:s/><text:span text:style-name="T2">r3,</text:span><text:s/><text:span text:style-name="T2">r4</text:span></text:p>
          </table:table-cell>
          <table:table-cell table:style-name="ce11"/>
          <table:table-cell office:value-type="string" table:style-name="ce16">
            <text:p>sub<text:s/><text:span text:style-name="T4">r12,</text:span><text:s/><text:span text:style-name="T2">r3,</text:span><text:s/><text:span text:style-name="T2">r4</text:span></text:p>
          </table:table-cell>
          <table:table-cell office:value-type="string" table:style-name="ce16">
            <text:p>mul<text:s/><text:span text:style-name="T4">r13,</text:span><text:s/><text:span text:style-name="T2">r6,</text:span><text:s/><text:span text:style-name="T6">r25</text:span></text:p>
          </table:table-cell>
          <table:table-cell table:number-columns-repeated="16380"/>
        </table:table-row>
        <table:table-row table:style-name="ro2">
          <table:table-cell office:value-type="string" table:style-name="ce16">
            <text:p>sub<text:s/><text:span text:style-name="T4">r17,</text:span><text:s/><text:span text:style-name="T2">r10, r9</text:span></text:p>
          </table:table-cell>
          <table:table-cell table:style-name="ce17"/>
          <table:table-cell office:value-type="string" table:style-name="ce16">
            <text:p>add<text:s/><text:span text:style-name="T4">r18,</text:span><text:s/><text:span text:style-name="T2">r10,</text:span><text:s/><text:span text:style-name="T2">r9</text:span></text:p>
          </table:table-cell>
          <table:table-cell office:value-type="string" table:style-name="ce16">
            <text:p>mul<text:s/><text:span text:style-name="T4">r19,</text:span><text:s/><text:span text:style-name="T2">r6,</text:span><text:s/><text:span text:style-name="T6">r29</text:span></text:p>
          </table:table-cell>
          <table:table-cell table:number-columns-repeated="16380"/>
        </table:table-row>
        <table:table-row table:style-name="ro2">
          <table:table-cell office:value-type="string" table:style-name="ce16">
            <text:p>srai<text:s/><text:span text:style-name="T10">r16,</text:span><text:s/><text:span text:style-name="T4">r16,</text:span><text:s/>14</text:p>
          </table:table-cell>
          <table:table-cell table:style-name="ce11"/>
          <table:table-cell office:value-type="string" table:style-name="ce16">
            <text:p>srai<text:s/><text:span text:style-name="T10">r15,</text:span><text:s/><text:span text:style-name="T4">r15,</text:span><text:s/>14</text:p>
          </table:table-cell>
          <table:table-cell office:value-type="string" table:style-name="ce16">
            <text:p>mul<text:s/><text:span text:style-name="T10">r11,</text:span><text:s/><text:span text:style-name="T4">r11,</text:span><text:s/><text:span text:style-name="T6">r27</text:span></text:p>
          </table:table-cell>
          <table:table-cell table:number-columns-repeated="16380"/>
        </table:table-row>
        <table:table-row table:style-name="ro2">
          <table:table-cell office:value-type="string" table:style-name="ce16">
            <text:p>srai<text:s/><text:span text:style-name="T10">r17,</text:span><text:s/><text:span text:style-name="T4">r17,</text:span><text:s/>14</text:p>
          </table:table-cell>
          <table:table-cell table:style-name="ce18"/>
          <table:table-cell office:value-type="string" table:style-name="ce16">
            <text:p>srai<text:s/><text:span text:style-name="T10">r18,</text:span><text:s/><text:span text:style-name="T4">r18,</text:span><text:s/>14</text:p>
          </table:table-cell>
          <table:table-cell office:value-type="string" table:style-name="ce16">
            <text:p>mul<text:s/><text:span text:style-name="T10">r12,</text:span><text:s/><text:span text:style-name="T4">r12,</text:span><text:s/><text:span text:style-name="T6">r27</text:span></text:p>
          </table:table-cell>
          <table:table-cell table:number-columns-repeated="16380"/>
        </table:table-row>
        <table:table-row table:style-name="ro2">
          <table:table-cell office:value-type="string" table:style-name="ce16">
            <text:p>sub<text:s/><text:span text:style-name="T10">r14,</text:span><text:s/><text:span text:style-name="T4">r19,</text:span><text:s/>r14</text:p>
          </table:table-cell>
          <table:table-cell table:style-name="ce11"/>
          <table:table-cell office:value-type="string" table:style-name="ce16">
            <text:p>add<text:s/><text:span text:style-name="T10">r13,</text:span><text:s/><text:span text:style-name="T4">r13,</text:span><text:s/><text:span text:style-name="T4">r20</text:span></text:p>
          </table:table-cell>
          <table:table-cell office:value-type="string" table:style-name="ce19">
            <text:p>mul<text:s/><text:span text:style-name="T4">r19,</text:span><text:s/><text:span text:style-name="T6">r30,</text:span><text:s/><text:span text:style-name="T10">r15</text:span></text:p>
          </table:table-cell>
          <table:table-cell table:number-columns-repeated="16380"/>
        </table:table-row>
        <table:table-row table:style-name="ro2">
          <table:table-cell table:number-columns-repeated="2" table:style-name="ce11"/>
          <table:table-cell office:value-type="string" table:style-name="ce16">
            <text:p>srai<text:s/><text:span text:style-name="T9">r3,</text:span><text:s/><text:span text:style-name="T10">r11,</text:span><text:s/>15</text:p>
          </table:table-cell>
          <table:table-cell office:value-type="string" table:style-name="ce19">
            <text:p>mul<text:s/><text:span text:style-name="T4">r7,</text:span><text:s/><text:span text:style-name="T6">r24,</text:span><text:s/><text:span text:style-name="T10">r18</text:span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srai<text:s/><text:span text:style-name="T9">r5,</text:span><text:s/>r13, 15</text:p>
          </table:table-cell>
          <table:table-cell office:value-type="string" table:style-name="ce19">
            <text:p>srai<text:s/><text:span text:style-name="T9">r6,</text:span><text:s/>r14, 15</text:p>
          </table:table-cell>
          <table:table-cell office:value-type="string" table:style-name="ce19">
            <text:p>srai<text:s/><text:span text:style-name="T9">r4,</text:span><text:s/>r12, 15</text:p>
          </table:table-cell>
          <table:table-cell office:value-type="string" table:style-name="ce19">
            <text:p>mul<text:s/><text:span text:style-name="T4">r8,</text:span><text:s/><text:span text:style-name="T6">r28,</text:span><text:s/><text:span text:style-name="T10">r17</text:span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addi<text:s/><text:span text:style-name="T11">r3</text:span>, r0, xout</text:p>
          </table:table-cell>
          <table:table-cell office:value-type="string" table:style-name="ce19">
            <text:p>sth<text:s/><text:span text:style-name="T9">r3,</text:span><text:s/>xout(r0)</text:p>
          </table:table-cell>
          <table:table-cell table:style-name="ce11"/>
          <table:table-cell office:value-type="string" table:style-name="ce19">
            <text:p>mul<text:s/><text:span text:style-name="T4">r20,</text:span><text:s/><text:span text:style-name="T6">r26,</text:span><text:s/><text:span text:style-name="T10">r16</text:span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add<text:s/><text:span text:style-name="T2">r7,</text:span><text:span text:style-name="T4"><text:s/>r7, r19</text:span></text:p>
          </table:table-cell>
          <table:table-cell table:number-columns-repeated="2" table:style-name="ce11"/>
          <table:table-cell office:value-type="string" table:style-name="ce19">
            <text:p>mul<text:s/><text:span text:style-name="T4">r9,</text:span><text:s/><text:span text:style-name="T6">r26,</text:span><text:s/><text:span text:style-name="T10">r17</text:span></text:p>
          </table:table-cell>
          <table:table-cell table:number-columns-repeated="16380"/>
        </table:table-row>
        <table:table-row table:style-name="ro2">
          <table:table-cell table:style-name="ce11"/>
          <table:table-cell office:value-type="string" table:style-name="ce19">
            <text:p>sth<text:s/><text:span text:style-name="T9">r4,</text:span><text:s/>8(<text:span text:style-name="T11">r3</text:span>)</text:p>
          </table:table-cell>
          <table:table-cell table:style-name="ce11"/>
          <table:table-cell office:value-type="string" table:style-name="ce19">
            <text:p>mul<text:s/><text:span text:style-name="T4">r21,</text:span><text:s/><text:span text:style-name="T6">r28,</text:span><text:s/><text:span text:style-name="T10">r16</text:span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add<text:s/><text:span text:style-name="T2">r8,</text:span><text:s/><text:span text:style-name="T4">r8, r20</text:span></text:p>
          </table:table-cell>
          <table:table-cell office:value-type="string" table:style-name="ce19">
            <text:p>sth<text:s/><text:span text:style-name="T9">r5,</text:span><text:s/>4(<text:span text:style-name="T11">r3</text:span>)</text:p>
          </table:table-cell>
          <table:table-cell office:value-type="string" table:style-name="ce19">
            <text:p>srai<text:s/><text:span text:style-name="T9">r7,</text:span><text:s/><text:span text:style-name="T2">r7,</text:span><text:s/>15</text:p>
          </table:table-cell>
          <table:table-cell office:value-type="string" table:style-name="ce19">
            <text:p>mul<text:s/><text:span text:style-name="T4">r10,</text:span><text:s/><text:span text:style-name="T6">r30,</text:span><text:s/><text:span text:style-name="T10">r18</text:span></text:p>
          </table:table-cell>
          <table:table-cell table:number-columns-repeated="16380"/>
        </table:table-row>
        <table:table-row table:style-name="ro2">
          <table:table-cell table:style-name="ce11"/>
          <table:table-cell office:value-type="string" table:style-name="ce19">
            <text:p>sth<text:s/><text:span text:style-name="T9">r6,</text:span><text:s/>12(<text:span text:style-name="T11">r3</text:span>)</text:p>
          </table:table-cell>
          <table:table-cell table:style-name="ce11"/>
          <table:table-cell office:value-type="string" table:style-name="ce19">
            <text:p>mul<text:s/><text:span text:style-name="T4">r22,</text:span><text:s/><text:span text:style-name="T6">r24,</text:span><text:s/><text:span text:style-name="T10">r15</text:span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sub<text:s/><text:span text:style-name="T2">r9,</text:span><text:s/><text:span text:style-name="T4">r9, r21</text:span></text:p>
          </table:table-cell>
          <table:table-cell office:value-type="string" table:style-name="ce19">
            <text:p>sth<text:s/><text:span text:style-name="T9">r7,</text:span><text:s/>2(<text:span text:style-name="T11">r3</text:span>)</text:p>
          </table:table-cell>
          <table:table-cell office:value-type="string" table:style-name="ce19">
            <text:p>srai<text:s/><text:span text:style-name="T9">r8,</text:span><text:s/><text:span text:style-name="T2">r8,</text:span><text:s/>15</text:p>
          </table:table-cell>
          <table:table-cell table:style-name="ce11"/>
          <table:table-cell table:number-columns-repeated="16380"/>
        </table:table-row>
        <table:table-row table:style-name="ro2">
          <table:table-cell table:number-columns-repeated="4" table:style-name="ce11"/>
          <table:table-cell table:number-columns-repeated="16380"/>
        </table:table-row>
        <table:table-row table:style-name="ro2">
          <table:table-cell office:value-type="string" table:style-name="ce19">
            <text:p>sub<text:s/><text:span text:style-name="T2">r10,</text:span><text:s/><text:span text:style-name="T4">r10, r22</text:span></text:p>
          </table:table-cell>
          <table:table-cell office:value-type="string" table:style-name="ce19">
            <text:p>sth<text:s/><text:span text:style-name="T9">r8,</text:span><text:s/>10(<text:span text:style-name="T11">r3</text:span>)</text:p>
          </table:table-cell>
          <table:table-cell office:value-type="string" table:style-name="ce19">
            <text:p>srai<text:s/><text:span text:style-name="T9">r9,</text:span><text:s/><text:span text:style-name="T2">r9,</text:span><text:s/>15</text:p>
          </table:table-cell>
          <table:table-cell table:style-name="ce11"/>
          <table:table-cell table:number-columns-repeated="16380"/>
        </table:table-row>
        <table:table-row table:style-name="ro2">
          <table:table-cell table:number-columns-repeated="4" table:style-name="ce11"/>
          <table:table-cell table:number-columns-repeated="16380"/>
        </table:table-row>
        <table:table-row table:style-name="ro2">
          <table:table-cell table:style-name="ce11"/>
          <table:table-cell office:value-type="string" table:style-name="ce19">
            <text:p>sth<text:s/><text:span text:style-name="T9">r9,</text:span><text:s/>6(<text:span text:style-name="T11">r3</text:span>)</text:p>
          </table:table-cell>
          <table:table-cell office:value-type="string" table:style-name="ce19">
            <text:p>srai<text:s/><text:span text:style-name="T9">r10,</text:span><text:s/><text:span text:style-name="T2">r10,</text:span><text:s/>15</text:p>
          </table:table-cell>
          <table:table-cell table:style-name="ce11"/>
          <table:table-cell table:number-columns-repeated="16380"/>
        </table:table-row>
        <table:table-row table:style-name="ro2">
          <table:table-cell table:number-columns-repeated="4" table:style-name="ce11"/>
          <table:table-cell table:number-columns-repeated="16380"/>
        </table:table-row>
        <table:table-row table:style-name="ro2">
          <table:table-cell table:style-name="ce18"/>
          <table:table-cell office:value-type="string" table:style-name="ce19">
            <text:p>sth<text:s/><text:span text:style-name="T9">r10,</text:span><text:s/>14(<text:span text:style-name="T11">r3</text:span>)</text:p>
          </table:table-cell>
          <table:table-cell table:number-columns-repeated="2" table:style-name="ce11"/>
          <table:table-cell table:number-columns-repeated="16380"/>
        </table:table-row>
        <table:table-row table:style-name="ro2">
          <table:table-cell table:number-columns-repeated="4" table:style-name="ce11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Etage 1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10">
            <text:p>Etage 2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9">
            <text:p>Etage 3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8">
            <text:p>Etage 4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Cosinus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6">
            <text:p>Résultat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7">
            <text:p>Décalage</text:p>
          </table:table-cell>
          <table:table-cell table:number-columns-repeated="1023" table:style-name="ce3"/>
          <table:table-cell table:number-columns-repeated="15360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ESAR</meta:initial-creator>
    <dc:creator>CESAR</dc:creator>
    <meta:creation-date>2015-03-11T09:23:47Z</meta:creation-date>
    <dc:date>2015-03-19T21:14:32Z</dc:date>
    <meta:print-date>2015-03-19T21:13:12Z</meta:print-date>
    <meta:editing-cycles>5</meta:editing-cycles>
    <meta:editing-duration>PT6795S</meta:editing-duration>
  </office:meta>
</office:document-meta>
</file>